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MA1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22.220999" calcext:value-type="float">
            <text:p>22.220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22.20809" calcext:value-type="float">
            <text:p>22.2080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22.241165" calcext:value-type="float">
            <text:p>22.241165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22.266407" calcext:value-type="float">
            <text:p>22.266407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22.32888" calcext:value-type="float">
            <text:p>22.32888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22.516356" calcext:value-type="float">
            <text:p>22.516356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22.7952" calcext:value-type="float">
            <text:p>22.7952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22.9688" calcext:value-type="float">
            <text:p>22.9688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23.125381" calcext:value-type="float">
            <text:p>23.12538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23.275312" calcext:value-type="float">
            <text:p>23.275312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23.339802" calcext:value-type="float">
            <text:p>23.339802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23.427111" calcext:value-type="float">
            <text:p>23.427111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23.507637" calcext:value-type="float">
            <text:p>23.50763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23.53352" calcext:value-type="float">
            <text:p>23.5335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23.471062" calcext:value-type="float">
            <text:p>23.471062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23.403597" calcext:value-type="float">
            <text:p>23.403597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23.390217" calcext:value-type="float">
            <text:p>23.390217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23.261086" calcext:value-type="float">
            <text:p>23.261086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23.231798" calcext:value-type="float">
            <text:p>23.23179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23.080563" calcext:value-type="float">
            <text:p>23.080563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22.915005" calcext:value-type="float">
            <text:p>22.915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3:00:51.477458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3:01:12.818059434</dc:date>
    <meta:editing-duration>PT11M23S</meta:editing-duration>
    <meta:editing-cycles>6</meta:editing-cycles>
    <meta:generator>LibreOffice/6.0.6.2$Linux_X86_64 LibreOffice_project/00m0$Build-2</meta:generator>
    <meta:document-statistic meta:table-count="1" meta:cell-count="93" meta:object-count="0"/>
  </office:meta>
</office:document-meta>
</file>